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5" style:family="paragraph" style:parent-style-name="Standard">
      <style:paragraph-properties fo:text-align="center" style:justify-single-word="fals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6" style:family="paragraph" style:parent-style-name="Heading_20_2">
      <style:paragraph-properties fo:text-align="end" style:justify-single-word="false"/>
    </style:style>
    <style:style style:name="P7" style:family="paragraph" style:parent-style-name="Heading_20_2">
      <style:text-properties style:language-complex="ar" style:country-complex="SA"/>
    </style:style>
    <style:style style:name="P8" style:family="paragraph" style:parent-style-name="Heading_20_1">
      <style:text-properties style:language-complex="ar" style:country-complex="SA"/>
    </style:style>
    <style:style style:name="T1" style:family="text">
      <style:text-properties style:language-complex="ar" style:country-complex="SA"/>
    </style:style>
    <style:style style:name="T2" style:family="text">
      <style:text-properties fo:font-size="23pt" style:font-size-asian="23pt" style:font-size-complex="34.5pt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fr2" style:family="graphic" style:parent-style-name="Frame">
      <style:graphic-properties style:vertical-pos="middle" style:vertical-rel="page-content" style:horizontal-pos="center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width="4.7134in" draw:z-index="0">
        <draw:text-box fo:min-height="0.6335in">
          <text:p text:style-name="P5">دروس القاعدة النورانية</text:p>
        </draw:text-box>
      </draw:frame>
      <draw:frame draw:style-name="fr2" draw:name="Frame2" text:anchor-type="page" text:anchor-page-number="22" svg:width="0.7902in" draw:z-index="1">
        <draw:text-box fo:min-height="0.2in">
          <text:p text:style-name="P2"/>
        </draw:text-box>
      </draw:frame>
      <text:h text:style-name="P6" text:outline-level="2">أهداف الدورة</text:h>
      <text:h text:style-name="Heading_20_3" text:outline-level="3">الأهداف المعرفية</text:h>
      <text:p text:style-name="P1"/>
      <text:p text:style-name="P1"/>
      <text:h text:style-name="Heading_20_3" text:outline-level="3">الأهداف الوجدانية</text:h>
      <text:p text:style-name="P1"/>
      <text:p text:style-name="P1"/>
      <text:h text:style-name="Heading_20_3" text:outline-level="3">الأهداف المهارية</text:h>
      <text:p text:style-name="P1"/>
      <text:h text:style-name="Heading_20_2" text:outline-level="2">المقدمة</text:h>
      <text:h text:style-name="Heading_20_3" text:outline-level="3">التمهيد</text:h>
      <text:p text:style-name="P1">الحمد لله الذي جعل الحروف مخارج وصفات،</text:p>
      <text:h text:style-name="Heading_20_3" text:outline-level="3">التعريف بالقاعدة النورانية</text:h>
      <text:p text:style-name="P1"/>
      <text:h text:style-name="Heading_20_3" text:outline-level="3">مصطلحات ضرورية</text:h>
      <text:p text:style-name="P1"/>
      <text:h text:style-name="P8" text:outline-level="1">دروس<text:hidden-paragraph text:condition="ooow:True" text:is-hidden="true"/><text:hidden-paragraph text:condition="ooow:True" text:is-hidden="true"/> القاعدة النورانية</text:h>
      <text:p text:style-name="P3"><text:span text:style-name="T1"/></text:p>
      <text:p text:style-name="P1"/>
      <text:h text:style-name="P7" text:outline-level="2">الدرس الأوّل: حروف الهجاء المفردة</text:h>
      <text:p text:style-name="P1"/>
      <text:h text:style-name="Heading_20_2" text:outline-level="2">الدرس الثاني: حروف الهجاء المركبة</text:h>
      <text:p text:style-name="P1"/>
      <text:h text:style-name="Heading_20_2" text:outline-level="2">الدرس الثالث: الحروف المقطعة</text:h>
      <text:p text:style-name="P1"/>
      <text:h text:style-name="Heading_20_2" text:outline-level="2">الدرس الرابع: الحروف المتحركة</text:h>
      <text:p text:style-name="P1"/>
      <text:h text:style-name="Heading_20_2" text:outline-level="2">الدرس الخامس: الحروف المنونة</text:h>
      <text:p text:style-name="P1"/>
      <text:h text:style-name="Heading_20_2" text:outline-level="2">الدرس السادس: تدريبات على الحركات والتنوين</text:h>
      <text:p text:style-name="P1"/>
      <text:h text:style-name="Heading_20_2" text:outline-level="2">الدرس السابع: حروف المد الصغيرة</text:h>
      <text:p text:style-name="P1"/>
      <text:h text:style-name="Heading_20_2" text:outline-level="2">الدرس الثامن: حروف المد واللين</text:h>
      <text:p text:style-name="P1"/>
      <text:h text:style-name="Heading_20_2" text:outline-level="2">الدرس التاسع: تدريبات <text:span text:style-name="T1">على المد واللين</text:span></text:h>
      <text:p text:style-name="P1"/>
      <text:h text:style-name="Heading_20_2" text:outline-level="2">الدرس العاشر: السكون</text:h>
      <text:p text:style-name="P1"/>
      <text:h text:style-name="Heading_20_2" text:outline-level="2">الدرس الحادي عشر: تدريبات على السكون</text:h>
      <text:p text:style-name="P1"/>
      <text:h text:style-name="Heading_20_2" text:outline-level="2">الدرس الثاني عشر: الشدّة</text:h>
      <text:p text:style-name="P1"/>
      <text:h text:style-name="Heading_20_2" text:outline-level="2">الدرس الثالث عشر: تدريبات على الشدّة</text:h>
      <text:p text:style-name="P1"/>
      <text:h text:style-name="Heading_20_2" text:outline-level="2">الدرس الرابع عشر: تدريبات على الشدّة والسكون</text:h>
      <text:p text:style-name="P1"/>
      <text:h text:style-name="Heading_20_2" text:outline-level="2">الدرس الخامس عشر: الشدّتين في كلمة</text:h>
      <text:p text:style-name="P1"/>
      <text:h text:style-name="Heading_20_2" text:outline-level="2">الدرس السادس عشر: الشدّة والسكون مع المد</text:h>
      <text:p text:style-name="P1"/>
      <text:h text:style-name="Heading_20_2" text:outline-level="2">الدرس الأخير: تدريبات على ما سبق</text:h>
      <text:p text:style-name="P1"/>
      <text:h text:style-name="Heading_20_2" text:outline-level="2">الخاتمة</text:h>
      <text:p text:style-name="P1"/>
      <text:h text:style-name="Heading_20_1" text:outline-level="1">الملحقات</text:h>
      <text:p text:style-name="P1"/>
      <text:h text:style-name="Heading_20_2" text:outline-level="2">تتمة القاعدة النورانية</text:h>
      <text:p text:style-name="P1"/>
      <text:h text:style-name="Heading_20_2" text:outline-level="2">علاج النطق عند الأطفال</text:h>
      <text:p text:style-name="P1"/>
      <text:h text:style-name="Heading_20_2" text:outline-level="2">مخارج الحروف والصفات</text:h>
      <text:p text:style-name="P1"/>
      <text:h text:style-name="Heading_20_2" text:outline-level="2">أحكام النون الساكنة والتنوين</text:h>
      <text:p text:style-name="P1"/>
      <text:h text:style-name="Heading_20_2" text:outline-level="2">نموذج اختبار المستوى</text:h>
      <text:p text:style-name="P1"/>
      <text:h text:style-name="Heading_20_2" text:outline-level="2">نموذج الاختبار النهائي</text:h>
      <text:p text:style-name="P1"/>
      <text:h text:style-name="Heading_20_2" text:outline-level="2">نموذج من شهادة الحضور</text:h>
      <text:p text:style-name="P1"/>
      <text:h text:style-name="Heading_20_2" text:outline-level="2">نموذج من شهادة التوصية</text:h>
      <text:p text:style-name="P1"/>
      <text:h text:style-name="Heading_20_2" text:outline-level="2">المصادر</text:h>
      <text:h text:style-name="Heading_20_2" text:outline-level="2">الفهرس</text:h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text-align="center" style:justify-single-word="false" style:page-number="auto" fo:break-before="pag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text-align="end" style:justify-single-word="false" style:page-number="auto" fo:break-before="pag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17T15:43:52.59</dc:date>
    <meta:editing-duration>PT3H5M53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32" meta:paragraph-count="39" meta:word-count="163" meta:character-count="937"/>
  </office:meta>
</office:document-meta>
</file>